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1cm"/>
    </style:style>
    <style:style style:name="co2" style:family="table-column">
      <style:table-column-properties fo:break-before="auto" style:column-width="7.828cm"/>
    </style:style>
    <style:style style:name="co3" style:family="table-column">
      <style:table-column-properties fo:break-before="auto" style:column-width="5.175cm"/>
    </style:style>
    <style:style style:name="co4" style:family="table-column">
      <style:table-column-properties fo:break-before="auto" style:column-width="5.838cm"/>
    </style:style>
    <style:style style:name="co5" style:family="table-column">
      <style:table-column-properties fo:break-before="auto" style:column-width="8.326cm"/>
    </style:style>
    <style:style style:name="co6" style:family="table-column">
      <style:table-column-properties fo:break-before="auto" style:column-width="6.225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9.432cm"/>
    </style:style>
    <style:style style:name="co9" style:family="table-column">
      <style:table-column-properties fo:break-before="auto" style:column-width="7.525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PERÍODO: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02  F  OBR  MS</text:p>
            <text:p>004      116793</text:p>
            <text:p>INTRODUCAO A MICROINFORMATICA</text:p>
          </table:table-cell>
          <table:table-cell office:value-type="string" calcext:value-type="string">
            <text:p>06  F  OBR  </text:p>
            <text:p>006      113034</text:p>
            <text:p>CALCULO 1</text:p>
          </table:table-cell>
          <table:table-cell office:value-type="string" calcext:value-type="string">
            <text:p>15  F  OBR  </text:p>
            <text:p>006      115045</text:p>
            <text:p>P: 06</text:p>
            <text:p>PROBABILIDADE E ESTATISTICA</text:p>
          </table:table-cell>
          <table:table-cell office:value-type="string" calcext:value-type="string">
            <text:p>10  F  OBR  </text:p>
            <text:p>006      113042</text:p>
            <text:p>P: 06</text:p>
            <text:p>CALCULO 2</text:p>
          </table:table-cell>
          <table:table-cell office:value-type="string" calcext:value-type="string">
            <text:p>18  F  OBR  </text:p>
            <text:p>004      113107</text:p>
            <text:p>ALGEBRA 1</text:p>
          </table:table-cell>
          <table:table-cell office:value-type="string" calcext:value-type="string">
            <text:p>22  F  OBS  </text:p>
            <text:p>004      116360</text:p>
            <text:p>P: 01-18</text:p>
            <text:p>TEORIA DA COMPUTACAO</text:p>
          </table:table-cell>
          <table:table-cell office:value-type="string" calcext:value-type="string">
            <text:p>26  F  OBS  </text:p>
            <text:p>006      116068</text:p>
            <text:p>P: 16</text:p>
            <text:p>NOCOES DE SISTEMAS OPERACIONAIS</text:p>
          </table:table-cell>
          <table:table-cell office:value-type="string" calcext:value-type="string">
            <text:p>28  F  OBR  </text:p>
            <text:p>006      116831</text:p>
            <text:p>P: 25</text:p>
            <text:p>TEORIA E PRATICA PEDAGOGICA EM INFORMATICA 2</text:p>
          </table:table-cell>
          <table:table-cell office:value-type="string" calcext:value-type="string">
            <text:p>28  F  OBS  </text:p>
            <text:p>008      116904</text:p>
            <text:p>P: 27</text:p>
            <text:p>PROJETO DE LICENCIATURA 2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01  F  OBS  MS</text:p>
            <text:p>004      117366</text:p>
            <text:p>LÓGICA COMPUTACIONAL 1</text:p>
          </table:table-cell>
          <table:table-cell office:value-type="string" calcext:value-type="string">
            <text:p>05  F  OBR  MS</text:p>
            <text:p>006      116301</text:p>
            <text:p>COMPUTACAO BASICA</text:p>
          </table:table-cell>
          <table:table-cell office:value-type="string" calcext:value-type="string">
            <text:p>12  F  OBR  MM</text:p>
            <text:p>004      116319</text:p>
            <text:p>P: 05</text:p>
            <text:p>ESTRUTURAS DE DADOS</text:p>
          </table:table-cell>
          <table:table-cell office:value-type="string" calcext:value-type="string">
            <text:p>12  F  OBR  MM</text:p>
            <text:p>004      116416</text:p>
            <text:p>P: 12</text:p>
            <text:p>SISTEMAS DE INFORMACAO</text:p>
          </table:table-cell>
          <table:table-cell office:value-type="string" calcext:value-type="string">
            <text:p>19  F  OBR  </text:p>
            <text:p>004      116327</text:p>
            <text:p>P: 12-15</text:p>
            <text:p>ORGANIZAÇÃO DE ARQUIVOS</text:p>
          </table:table-cell>
          <table:table-cell office:value-type="string" calcext:value-type="string">
            <text:p>21  F  OBR  </text:p>
            <text:p>004      116378</text:p>
            <text:p>P: 19</text:p>
            <text:p>BANCOS DE DADOS</text:p>
          </table:table-cell>
          <table:table-cell office:value-type="string" calcext:value-type="string">
            <text:p>17  F  OBS  </text:p>
            <text:p>004      116572</text:p>
            <text:p>P: 10-12-15</text:p>
            <text:p>REDES DE COMPUTADORES</text:p>
          </table:table-cell>
          <table:table-cell office:value-type="string" calcext:value-type="string">
            <text:p>27  F  OBS  </text:p>
            <text:p>002      116891</text:p>
            <text:p>PROJETO DE LICENCIATURA 1</text:p>
          </table:table-cell>
          <table:table-cell office:value-type="string" calcext:value-type="string">
            <text:p>27  C  OPT  </text:p>
            <text:p>004      170054</text:p>
            <text:p>INTRODUCAO A ATIVIDADE EMPRESARIAL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04  F  OBR  MS</text:p>
            <text:p>004      145971</text:p>
            <text:p>INGLÊS INSTRUMENTAL 1</text:p>
          </table:table-cell>
          <table:table-cell office:value-type="string" calcext:value-type="string">
            <text:p>08  F  OBR  MS</text:p>
            <text:p>004      191027</text:p>
            <text:p>PSICOLOGIA DA EDUCAÇÃO</text:p>
          </table:table-cell>
          <table:table-cell office:value-type="string" calcext:value-type="string">
            <text:p>09  C  OPT  EQ</text:p>
            <text:p>000      125172</text:p>
            <text:p>APRENDIZAGEM NO ENSINO</text:p>
          </table:table-cell>
          <table:table-cell office:value-type="string" calcext:value-type="string">
            <text:p>11  F  OBR  MS</text:p>
            <text:p>002      116726</text:p>
            <text:p>INFORMATICA E SOCIEDADE</text:p>
          </table:table-cell>
          <table:table-cell office:value-type="string" calcext:value-type="string">
            <text:p>13  F  OBR  </text:p>
            <text:p>004      116343</text:p>
            <text:p>P: 12</text:p>
            <text:p>LINGUAGENS DE PROGRAMACAO</text:p>
          </table:table-cell>
          <table:table-cell office:value-type="string" calcext:value-type="string">
            <text:p>24  F  OBR  </text:p>
            <text:p>004      116441</text:p>
            <text:p>P: 13</text:p>
            <text:p>ENGENHARIA DE SOFTWARE</text:p>
          </table:table-cell>
          <table:table-cell office:value-type="string" calcext:value-type="string">
            <text:p>25  F  OBR  </text:p>
            <text:p>006      116823</text:p>
            <text:p>P: 09-14</text:p>
            <text:p>TEORIA E PRATICA PEDAGOGICA EM INFORMATICA 1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05  F  OBS  MS</text:p>
            <text:p>004      147389</text:p>
            <text:p>PORTUGUES INSTRUMENTAL 1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16  F  OBR  MM</text:p>
            <text:p>004      117251</text:p>
            <text:p>P: 12</text:p>
            <text:p>ARQUITETURA DE PROCESSADORES DIGITAIS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23  C  OPT  </text:p>
            <text:p>004      116858</text:p>
            <text:p>P: 09-13</text:p>
            <text:p>INFORMATICA APLICADA A EDUCACAO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03  F  OBR  MM</text:p>
            <text:p>004      194221</text:p>
            <text:p>ORGANIZACAO DA EDUCACAO BRASILEIRA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14  F  OBR  MM</text:p>
            <text:p>004      192015</text:p>
            <text:p>P: 09</text:p>
            <text:p>DIDATICA FUNDAMENTAL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office:value-type="string" calcext:value-type="string">
            <text:p>      </text:p>
            <text:p>      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ÉD.: 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                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OM.: 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                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00:03:41.4705311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5-12-22T08:24:26.553286894</meta:creation-date>
    <dc:date>2015-12-30T20:09:09.761226466</dc:date>
    <dc:creator>ska </dc:creator>
    <meta:editing-duration>PT20H46M7S</meta:editing-duration>
    <meta:editing-cycles>4</meta:editing-cycles>
    <meta:generator>LibreOffice/4.3.3.2$Linux_x86 LibreOffice_project/430m0$Build-2</meta:generator>
    <meta:document-statistic meta:table-count="1" meta:cell-count="147" meta:object-count="0"/>
  </office:meta>
</office:document-meta>
</file>